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office:value-type="float" office:value="0.39" calcext:value-type="float">
            <text:p>0,39</text:p>
          </table:table-cell>
          <table:table-cell/>
          <table:table-cell office:value-type="float" office:value="12548" calcext:value-type="float">
            <text:p>1254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12548 (99,61%)</text:p>
          </table:table-cell>
          <table:table-cell office:value-type="string" calcext:value-type="string">
            <text:p>49 (0,39%)</text:p>
          </table:table-cell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12558 (99,69%)</text:p>
          </table:table-cell>
          <table:table-cell office:value-type="string" calcext:value-type="string">
            <text:p>39 (0,31%)</text:p>
          </table:table-cell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2575" calcext:value-type="float">
            <text:p>1257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2575 (99,83%)</text:p>
          </table:table-cell>
          <table:table-cell office:value-type="string" calcext:value-type="string">
            <text:p>22 (0,17%)</text:p>
          </table:table-cell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12558 (99,69%)</text:p>
          </table:table-cell>
          <table:table-cell office:value-type="string" calcext:value-type="string">
            <text:p>39 (0,31%)</text:p>
          </table:table-cell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2" calcext:value-type="float">
            <text:p>99,8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2574" calcext:value-type="float">
            <text:p>1257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2574 (99,82%)</text:p>
          </table:table-cell>
          <table:table-cell office:value-type="string" calcext:value-type="string">
            <text:p>23 (0,18%)</text:p>
          </table:table-cell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12559 (99,7%)</text:p>
          </table:table-cell>
          <table:table-cell office:value-type="string" calcext:value-type="string">
            <text:p>38 (0,3%)</text:p>
          </table:table-cell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12554" calcext:value-type="float">
            <text:p>1255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12554 (99,66%)</text:p>
          </table:table-cell>
          <table:table-cell office:value-type="string" calcext:value-type="string">
            <text:p>43 (0,34%)</text:p>
          </table:table-cell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4" calcext:value-type="float">
            <text:p>99,74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12565" calcext:value-type="float">
            <text:p>1256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12565 (99,74%)</text:p>
          </table:table-cell>
          <table:table-cell office:value-type="string" calcext:value-type="string">
            <text:p>33 (0,26%)</text:p>
          </table:table-cell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float" office:value="12556" calcext:value-type="float">
            <text:p>1255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2556 (99,67%)</text:p>
          </table:table-cell>
          <table:table-cell office:value-type="string" calcext:value-type="string">
            <text:p>42 (0,33%)</text:p>
          </table:table-cell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2548" calcext:value-type="float">
            <text:p>1254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2548 (99,66%)</text:p>
          </table:table-cell>
          <table:table-cell office:value-type="string" calcext:value-type="string">
            <text:p>50 (0,4%)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" calcext:value-type="float">
            <text:p>99,701</text:p>
          </table:table-cell>
          <table:table-cell table:formula="of:=AVERAGE([.C2:.C11])" office:value-type="float" office:value="0.299" calcext:value-type="float">
            <text:p>0,299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559.5" calcext:value-type="float">
            <text:p>12559,5</text:p>
          </table:table-cell>
          <table:table-cell table:formula="of:=AVERAGE([.F2:.F11])" office:value-type="float" office:value="37.8" calcext:value-type="float">
            <text:p>37,8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9" calcext:value-type="float">
            <text:p>5843,9</text:p>
          </table:table-cell>
          <table:table-cell table:formula="of:=AVERAGE([.G18:.G27])" office:value-type="float" office:value="19.1" calcext:value-type="float">
            <text:p>19,1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713" calcext:value-type="float">
            <text:p>6713</text:p>
          </table:table-cell>
          <table:table-cell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7" calcext:value-type="float">
            <text:p>18,7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734" calcext:value-type="float">
            <text:p>67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712" calcext:value-type="float">
            <text:p>6712</text:p>
          </table:table-cell>
          <table:table-cell/>
        </table:table-row>
        <table:table-row table:style-name="ro1">
          <table:table-cell/>
          <table:table-cell office:value-type="float" office:value="5844" calcext:value-type="float">
            <text:p>5844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648" calcext:value-type="float">
            <text:p>664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891" calcext:value-type="float">
            <text:p>589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683" calcext:value-type="float">
            <text:p>6683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732" calcext:value-type="float">
            <text:p>573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827" calcext:value-type="float">
            <text:p>6827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16" calcext:value-type="float">
            <text:p>6716</text:p>
          </table:table-cell>
          <table:table-cell table:number-columns-repeated="2"/>
          <table:table-cell office:value-type="float" office:value="5785" calcext:value-type="float">
            <text:p>578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769" calcext:value-type="float">
            <text:p>6769</text:p>
          </table:table-cell>
          <table:table-cell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8" calcext:value-type="float">
            <text:p>12598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729" calcext:value-type="float">
            <text:p>67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00" calcext:value-type="float">
            <text:p>590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656" calcext:value-type="float">
            <text:p>66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685" calcext:value-type="float">
            <text:p>66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23:57:09.2674575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4:19:36.813637665</meta:creation-date>
    <dc:date>2017-12-14T00:07:43.190865961</dc:date>
    <meta:editing-duration>PT9M17S</meta:editing-duration>
    <meta:editing-cycles>2</meta:editing-cycles>
    <meta:generator>LibreOffice/5.1.6.2$Linux_X86_64 LibreOffice_project/10m0$Build-2</meta:generator>
    <meta:document-statistic meta:table-count="1" meta:cell-count="140" meta:object-count="0"/>
  </office:meta>
</office:document-meta>
</file>